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7cd" officeooo:paragraph-rsid="0003d7cd"/>
    </style:style>
    <style:style style:name="P2" style:family="paragraph" style:parent-style-name="Standard">
      <style:text-properties officeooo:paragraph-rsid="0003d7c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409c2" officeooo:paragraph-rsid="000409c2"/>
    </style:style>
    <style:style style:name="P5" style:family="paragraph" style:parent-style-name="Standard">
      <style:text-properties officeooo:paragraph-rsid="000409c2"/>
    </style:style>
    <style:style style:name="P6" style:family="paragraph" style:parent-style-name="Standard">
      <style:text-properties officeooo:rsid="0004e717" officeooo:paragraph-rsid="0004e717"/>
    </style:style>
    <style:style style:name="P7" style:family="paragraph" style:parent-style-name="Standard">
      <style:text-properties officeooo:rsid="000641b7" officeooo:paragraph-rsid="000641b7"/>
    </style:style>
    <style:style style:name="P8" style:family="paragraph" style:parent-style-name="Standard">
      <style:text-properties officeooo:rsid="0006db01" officeooo:paragraph-rsid="0006db01"/>
    </style:style>
    <style:style style:name="P9" style:family="paragraph" style:parent-style-name="Standard">
      <style:text-properties officeooo:rsid="0008d624" officeooo:paragraph-rsid="0008d624"/>
    </style:style>
    <style:style style:name="P10" style:family="paragraph" style:parent-style-name="Standard">
      <style:text-properties officeooo:rsid="000ae31b" officeooo:paragraph-rsid="000ae31b"/>
    </style:style>
    <style:style style:name="P11" style:family="paragraph" style:parent-style-name="Standard">
      <style:text-properties officeooo:rsid="000c17b8" officeooo:paragraph-rsid="000c17b8"/>
    </style:style>
    <style:style style:name="P12" style:family="paragraph" style:parent-style-name="Standard">
      <style:text-properties officeooo:rsid="000d6972" officeooo:paragraph-rsid="000d6972"/>
    </style:style>
    <style:style style:name="P13" style:family="paragraph" style:parent-style-name="Standard">
      <style:text-properties officeooo:rsid="000fa5a7" officeooo:paragraph-rsid="000fa5a7"/>
    </style:style>
    <style:style style:name="P14" style:family="paragraph" style:parent-style-name="Standard">
      <style:text-properties officeooo:rsid="000fa5a7" officeooo:paragraph-rsid="00138a04"/>
    </style:style>
    <style:style style:name="P15" style:family="paragraph" style:parent-style-name="Text_20_body">
      <style:text-properties officeooo:paragraph-rsid="0003d7cd"/>
    </style:style>
    <style:style style:name="P16" style:family="paragraph" style:parent-style-name="Standard">
      <style:paragraph-properties fo:padding="0.0291in" fo:border-left="none" fo:border-right="none" fo:border-top="none" fo:border-bottom="0.06pt solid #000000" style:join-border="false"/>
      <style:text-properties officeooo:rsid="000fa5a7" officeooo:paragraph-rsid="000fa5a7"/>
    </style:style>
    <style:style style:name="P17" style:family="paragraph" style:parent-style-name="Standard">
      <style:text-properties officeooo:rsid="000fdaaa" officeooo:paragraph-rsid="00138a04"/>
    </style:style>
    <style:style style:name="P18" style:family="paragraph" style:parent-style-name="Standard">
      <style:text-properties officeooo:rsid="000fa5a7" officeooo:paragraph-rsid="0019204f"/>
    </style:style>
    <style:style style:name="T1" style:family="text">
      <style:text-properties officeooo:rsid="0003d7cd"/>
    </style:style>
    <style:style style:name="T2" style:family="text">
      <style:text-properties fo:font-weight="bold" style:font-weight-asian="bold" style:font-weight-complex="bold"/>
    </style:style>
    <style:style style:name="T3" style:family="text">
      <style:text-properties officeooo:rsid="000409c2"/>
    </style:style>
    <style:style style:name="T4" style:family="text">
      <style:text-properties officeooo:rsid="000b4502"/>
    </style:style>
    <style:style style:name="T5" style:family="text">
      <style:text-properties officeooo:rsid="000cae02"/>
    </style:style>
    <style:style style:name="T6" style:family="text">
      <style:text-properties officeooo:rsid="000e7ab9"/>
    </style:style>
    <style:style style:name="T7" style:family="text">
      <style:text-properties officeooo:rsid="000fda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l Xeon 5600-Series: Can Your PC Use 24 Processors – <text:span text:style-name="T1">search in google</text:span></text:p>
      <text:p text:style-name="P1"><text:a xlink:type="simple" xlink:href="http://www.tomshardware.com/reviews/xeon-x5680-5600-series-westmere-ep,2692.html">http://www.tomshardware.com/reviews/xeon-x5680-5600-series-westmere-ep,2692.html</text:a></text:p>
      <text:p text:style-name="P1"/>
      <text:p text:style-name="P2"><text:span text:style-name="T1">1) </text:span>The professional space is peppered with products derived from the desktop. Today we're looking at Intel's Xeon X5680 CPUs, which look a lot like Core i7-980X, only they're optimized for dual-socket platforms. We're also introducing new Adobe CS5 tests.</text:p>
      <text:p text:style-name="P2"/>
      <text:p text:style-name="P2"><text:span text:style-name="T1">2) </text:span>Back in 2005, Intel changed the trajectory of desktop computing by introducing its first dual-core Pentium processors. Having realized that it was fighting an uphill battle to try pushing frequencies beyond 10 GHz, the company shifted strategies and put parallelism in it crosshairs.</text:p>
      <text:p text:style-name="P2"/>
      <text:p text:style-name="P2"><text:span text:style-name="T1">3) </text:span>The thing was that servers and workstations were <text:span text:style-name="Emphasis">already</text:span> employing multi-socket configurations to get work done faster, <text:span text:style-name="T1">But right now even PC has this feature. 10 years before supercomputer is current PC capabilities. So they are transferring the HPC computing Architecture into the PC computing Architecture.</text:span></text:p>
      <text:p text:style-name="P2"/>
      <text:p text:style-name="P2"><text:span text:style-name="T1">4)</text:span>At the time, Irwindale-based Xeons were getting their behinds handed to them by AMD’s Opteron. Although these dropped into dual-processor boards, they were still single-core chips, aided slightly by the same Hyper-Threading technology we know today.</text:p>
      <text:p text:style-name="P2"/>
      <text:p text:style-name="P2"><text:span text:style-name="T1">5) </text:span>So, while the adoption of threaded software has seemed slow on the desktop (we enjoy cursing apps like iTunes and WinZip, still stuck in the single-threaded dark ages), business-class workstation machines have enjoyed more elegant utilization of multi-core CPUs for a long, long time. As we debate about the value of a six-core CPU versus quad-core models in a gaming box, the workstation guys are trying to get as much horsepower as possible.</text:p>
      <text:p text:style-name="P2"/>
      <text:p text:style-name="P1">6) <text:span text:style-name="T2">Socket or Core is the best one</text:span></text:p>
      <text:p text:style-name="P1"/>
      <text:p text:style-name="P1">Just imagine the cost savings of going from a single-core, dual-socket system to a dual-core, single-socket box. Or how about the performance gain shifting from a single-core, dual-socket platform to a dual-core, dual-socket configuration? That’s two times the processing resources in the same class of hardware. Buying motherboards and CPUs only gets more expensive as you start looking at four- and eight-way boxes. </text:p>
      <text:p text:style-name="P1"/>
      <text:p text:style-name="P2"><text:span text:style-name="T1">7) </text:span>And to think, today we have six-core Hyper-Threaded chips making 12 logical processors available to operating systems like Windows 7—all from a single socket.</text:p>
      <text:p text:style-name="P2"/>
      <text:p text:style-name="P2"><text:span text:style-name="T1">8) </text:span><text:span text:style-name="Strong_20_Emphasis">Intel’s Return To Competition</text:span></text:p>
      <text:p text:style-name="P15">As the hardware gets more powerful, software adapts to take advantage, necessitating even more capable hardware. Gotta love the viscous circle, right?</text:p>
      <text:p text:style-name="P15"><text:span text:style-name="T1">9) </text:span><text:span text:style-name="Strong_20_Emphasis"><text:span text:style-name="T1">In</text:span></text:span><text:span text:style-name="Strong_20_Emphasis">tel’s Return To Competition </text:span>As the hardware gets more powerful, software adapts to take advantage, necessitating even more capable hardware. Gotta love the viscous circle, right?</text:p>
      <text:p text:style-name="P15"><text:span text:style-name="T1">10) </text:span>Last year, <text:span text:style-name="T2">Intel launched its Xeon 5500-series</text:span> CPUs for <text:span text:style-name="T2">dual-socket servers </text:span>and workstations. Then-vice-president Pat Gelsinger characterized the introduction as the most important in more than a decade. And while I’m not one to parrot marketing messages, this one was absolutely true for the company. </text:p>
      <text:p text:style-name="P5"><text:soft-page-break/><text:span text:style-name="T3">11) </text:span>The architectural advantage AMD carved out for itself using HyperTransport was especially pronounced in multi-socket machines, while Intel relied on shared front side bus bandwidth for processor communication. With the Xeon 5500-series, Intel addressed its weaknesses through the QuickPath Interconnect, adding Hyper-Threading and Turbo Boost to further improve performance in parallelized and single-threaded applications alike.</text:p>
      <text:p text:style-name="P5"/>
      <text:p text:style-name="P5"><text:span text:style-name="T3">12) </text:span>Of course, the wheels of progress continue to spin. This year’s shift to 32 nm manufacturing gave Intel the opportunity to add complexity to its SMB-oriented processor lineup without altering its thermal properties. Enter the Xeon 5600 family, sporting up to six physical cores and 12 MB of shared L3 cache per processor—all within the same 130 W envelope established by the Xeon 5500-series.</text:p>
      <text:p text:style-name="P5"/>
      <text:p text:style-name="P5"><text:span text:style-name="T3">13) </text:span>Take note: you aren’t going to see any AMD CPUs in this piece. When we approached the company early on about participating in a workstation-based comparison to the latest Xeon CPUs, the company conceded that it really isn’t a player in the workstation market right now. Part of being competitive there means pairing competent processors with at least somewhat-modern core logic. And while Intel’s Xeon 5500- and 5600-series chips have the 5520 and 5500 chipset to lean on, AMD’s options for workstation-class chipsets are a little sparser. The company does have its SR56x0 lineup and SP5100 south bridge (and Tyan even sells dual-socket motherboards based on that platform). For one reason or another, though, we didn’t get much interest from AMD. It’s a shame, too. Back when the Athlon 64 launched, its exclusive 64-bit architecture was considered a big win for the digital audio workstation folks. </text:p>
      <text:p text:style-name="Text_20_body">At any rate, we have plenty of hardware to compare here, including a pair of Xeon 5600s, two Xeon 5500s, and a Core i7-980X that’ll demonstrate where and when a second processor will actually buy extra performance in a workstation-oriented load.</text:p>
      <text:p text:style-name="P4"/>
      <text:p text:style-name="P4"/>
      <text:p text:style-name="P4">14) <text:a xlink:type="simple" xlink:href="http://www.hpcwire.com/2014/05/26/intel-true-scale-fabric-made-hpc/">http://www.hpcwire.com/2014/05/26/intel-true-scale-fabric-made-hpc/</text:a></text:p>
      <text:p text:style-name="P4"/>
      <text:p text:style-name="P4">15) <text:a xlink:type="simple" xlink:href="http://en.wikipedia.org/wiki/Opteron">http://en.wikipedia.org/wiki/Opteron</text:a></text:p>
      <text:p text:style-name="P4"/>
      <text:p text:style-name="P5"><text:span text:style-name="T3">16) </text:span>Second-generation Opterons are offered in three series: the 1000 Series (single socket only), the 2000 Series (dual socket-capable), and the 8000 Series (quad or octo socket-capable). The 1000 Series uses the <text:a xlink:type="simple" xlink:href="http://en.wikipedia.org/wiki/Socket_AM2">AM2 socket</text:a>. The 2000 Series and 8000 Series use <text:a xlink:type="simple" xlink:href="http://en.wikipedia.org/wiki/Socket_F">Socket F</text:a>.<text:a xlink:type="simple" xlink:href="http://www.amd.com/us-en/Processors/ProductInformation/0,,30_118_8796_14309,00.html">[1]</text:a></text:p>
      <text:p text:style-name="P5"/>
      <text:p text:style-name="P4">17) <text:a xlink:type="simple" xlink:href="http://www.dell.com/downloads/global/power/ps2q05-20040179-Saify-OE.pdf">http://www.dell.com/downloads/global/power/ps2q05-20040179-Saify-OE.pdf</text:a></text:p>
      <text:p text:style-name="P4"/>
      <text:p text:style-name="P6">18) <text:a xlink:type="simple" xlink:href="http://en.wikipedia.org/wiki/Multi-core_processor">http://en.wikipedia.org/wiki/Multi-core_processor</text:a></text:p>
      <text:p text:style-name="P6"/>
      <text:p text:style-name="P7">19) <text:a xlink:type="simple" xlink:href="http://en.wikipedia.org/wiki/Batch_processing">http://en.wikipedia.org/wiki/Batch_processing</text:a></text:p>
      <text:p text:style-name="P7"/>
      <text:p text:style-name="P7">20) <text:a xlink:type="simple" xlink:href="http://en.wikipedia.org/wiki/Job_scheduler">http://en.wikipedia.org/wiki/Job_scheduler</text:a></text:p>
      <text:p text:style-name="P7"/>
      <text:p text:style-name="P8">21) <text:a xlink:type="simple" xlink:href="http://www-01.ibm.com/support/knowledgecenter/zosbasics/com.ibm.zos.zmainframe/zconc_batchproc.htm">http://www-01.ibm.com/support/knowledgecenter/zosbasics/com.ibm.zos.zmainframe/zconc_batchproc.htm</text:a></text:p>
      <text:p text:style-name="P8"/>
      <text:p text:style-name="P9">22)<text:a xlink:type="simple" xlink:href="http://cloudscaling.com/blog/cloud-computing/grid-cloud-hpc-whats-the-diff/">http://cloudscaling.com/blog/cloud-computing/grid-cloud-hpc-whats-the-diff/</text:a></text:p>
      <text:p text:style-name="P9"/>
      <text:p text:style-name="P9"/>
      <text:p text:style-name="P13"><text:soft-page-break/>Abstract:</text:p>
      <text:p text:style-name="P16"/>
      <text:p text:style-name="P18"><text:span text:style-name="T7">SLURM(Simple Linux Utility for Resource Management) is a </text:span>Resource and Job Management System(RJMS) in the HPC software stack. <text:span text:style-name="T7">It </text:span>is a middleware system software between User applications and Operating system <text:span text:style-name="T7"><text:s/>to distribute the HPC Computing resources(Nodes) to the users Job requirement(constraint) effectively. Computing nodes internal architecture is evolving and having many-socket,many-core and multi-threaded features to increase the HPC and user applications performance and throughput. SLURM select/cons_res resource selection plugin consuming nodes internal resources of cores,sockets,memory,GPUs to satisfy the users requirement. This will increase the performance and throughput of HPC environment, But resource selection is slow and compute nodes internal architecture information from minimum data. If we represent the internal architectures information and relationship between sub-resources within the specific architecture of a Node, than the resource selection will not be manageable for the future architecture evolution and introduction of new types of resources. Resolving that by using general resource management framework called LAYOUTS in slurm to represent informations,relations to manipulate physical(e.x Node) and virtual(e.x Rack, Room, etc.) resources in HPC.</text:span></text:p>
      <text:p text:style-name="P14"/>
      <text:p text:style-name="P14"/>
      <text:p text:style-name="P14"/>
      <text:p text:style-name="P17">But current RJMS resource selection is not supporting internal architecture based resource consumption or slow with the nodes internal architecture information <text:s/>down</text:p>
      <text:p text:style-name="P10"/>
      <text:p text:style-name="P13"/>
      <text:p text:style-name="P13"/>
      <text:p text:style-name="P13">Introduction</text:p>
      <text:p text:style-name="P16"/>
      <text:p text:style-name="P10"/>
      <text:p text:style-name="P10"/>
      <text:p text:style-name="P10">Resources used in HPC is getting complicated towards the increasing number of diversity. Not only type of resources, categories inside the single type of resource is numerous and each have <text:s/>it <text:span text:style-name="T5">'s </text:span>own features and architecture. Leverage those resources information to distribute the computing resources to the user Job is getting complicated. In the heterogeneous environment like Grid, it is getting more complicated. Cluster has its own architecture and resource, In our paper we are targeting Topology based HPC cluster having Intel multi-core and multi-socket processors and GPUs, MICs. Resource management and resource selection is getting complicated with the Job requirement details and Resource information. <text:span text:style-name="T4">Consumable resources will consume cores, memory, GPUs, disk_space as per the user's Job requirement. Job request is now based on the following informations interface also.</text:span></text:p>
      <text:p text:style-name="P11">In the future even we can manage non-physical resources as a Job requirement like I/O Bandwidth, Memory Bandwidth at the time resource selection will be get complicated. Easy way to process the resource selection by using new framework called LAYOUT in SLURM Resource manager. </text:p>
      <text:p text:style-name="P11"/>
      <text:p text:style-name="P12">Layout architecture support physical, virtual entities and the relationship between the entities in the easy and useful way. Access the entities information <text:span text:style-name="T6">by API abstractio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1:19:42.626572073</meta:creation-date>
    <meta:generator>LibreOffice/4.2.7.2$Linux_X86_64 LibreOffice_project/420m0$Build-2</meta:generator>
    <dc:date>2015-04-17T00:42:10.738782716</dc:date>
    <meta:editing-duration>PT5H53M29S</meta:editing-duration>
    <meta:editing-cycles>25</meta:editing-cycles>
    <meta:document-statistic meta:table-count="0" meta:image-count="0" meta:object-count="0" meta:page-count="3" meta:paragraph-count="34" meta:word-count="1211" meta:character-count="8563" meta:non-whitespace-character-count="7380"/>
  </office:meta>
</office:document-meta>
</file>